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ans Mono CJK JP" svg:font-family="'Noto Sans Mono CJK JP'" style:font-family-generic="swiss" style:font-pitch="variable"/>
    <style:font-face style:name="Noto Sans Mono CJK JP Regular" svg:font-family="'Noto Sans Mono CJK JP Regular'" style:font-family-generic="swiss" style:font-pitch="variable"/>
    <style:font-face style:name="Noto Sans Mono CJK JP Regular1" svg:font-family="'Noto Sans Mono CJK JP Regular'" style:font-adornments="Regular" style:font-family-generic="swiss" style:font-pitch="variable"/>
    <style:font-face style:name="Noto Sans Mono CJK JP1" svg:font-family="'Noto Sans Mono CJK JP'" style:font-adornments="Regular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0.494cm" fo:min-width="0cm" fo:wrap-option="wrap"/>
    </style:style>
    <style:style style:name="gr2" style:family="graphic" style:parent-style-name="standard">
      <style:graphic-properties draw:stroke="none" svg:stroke-width="0cm" svg:stroke-color="#000000" draw:marker-start-width="1.144cm" draw:marker-end-width="1.144cm" draw:fill="solid" draw:fill-color="#000000" draw:opacity="100%" draw:textarea-horizontal-align="center" draw:textarea-vertical-align="middle" fo:padding-top="0.43cm" fo:padding-bottom="0.43cm" fo:padding-left="0.555cm" fo:padding-right="0.555cm"/>
    </style:style>
    <style:style style:name="gr3" style:family="graphic" style:parent-style-name="standard">
      <style:graphic-properties draw:textarea-vertical-align="middle" draw:auto-grow-height="false" fo:min-height="1.411cm" fo:min-width="0cm" fo:wrap-option="wrap"/>
    </style:style>
    <style:style style:name="gr4" style:family="graphic" style:parent-style-name="objectwithoutfill">
      <style:graphic-properties svg:stroke-width="0.423cm" svg:stroke-color="#ff4000" draw:marker-start-width="0.826cm" draw:marker-end-width="0.826cm" draw:fill="none" draw:textarea-horizontal-align="center" draw:textarea-vertical-align="middle" fo:padding-top="0.324cm" fo:padding-bottom="0.324cm" fo:padding-left="0.449cm" fo:padding-right="0.449cm"/>
    </style:style>
    <style:style style:name="gr5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.546cm" fo:min-width="1.296cm"/>
    </style:style>
    <style:style style:name="gr6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648cm" fo:min-width="0.398cm"/>
    </style:style>
    <style:style style:name="gr7" style:family="graphic" style:parent-style-name="objectwithoutfill">
      <style:graphic-properties draw:stroke="none" svg:stroke-width="0.035cm" draw:marker-start-width="0.244cm" draw:marker-end-width="0.244cm" draw:fill="solid" draw:fill-color="#000000" draw:textarea-horizontal-align="center" draw:textarea-vertical-align="middle" fo:padding-top="0.13cm" fo:padding-bottom="0.13cm" fo:padding-left="0.255cm" fo:padding-right="0.255cm"/>
    </style:style>
    <style:style style:name="gr8" style:family="graphic" style:parent-style-name="standard">
      <style:graphic-properties draw:fill="solid" draw:fill-color="#ffffff" draw:textarea-vertical-align="middle" draw:auto-grow-height="false" fo:min-height="1.411cm" fo:min-width="0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 draw:opacity="10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08cm" svg:height="1.778cm" draw:transform="rotate (-1.5707963267949) translate (8.493cm 11.922cm)">
          <text:p/>
          <draw:enhanced-geometry svg:viewBox="0 0 21600 21600" draw:mirror-horizontal="true" draw:glue-points="21600 0 0 10800 21600 21600 ?f0 10800" draw:text-areas="?f1 ?f10 21600 ?f11" draw:mirror-vertical="false" draw:type="moon" draw:modifiers="4368.5393258427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g>
          <draw:path draw:style-name="gr2" draw:text-style-name="P2" draw:layer="layout" svg:width="10.345cm" svg:height="5.146cm" svg:x="7.291cm" svg:y="7.601cm" svg:viewBox="0 0 10346 5147" svg:d="M10346 4889l-3810-4445-6164 4703-372-516 6350-4572c9-6 18-12 27-17 49-28 103-42 159-42s110 14 159 42c32 19 61 43 85 72z">
            <text:p/>
          </draw:path>
          <draw:path draw:style-name="gr2" draw:text-style-name="P2" draw:layer="layout" svg:width="10.345cm" svg:height="5.146cm" draw:transform="rotate (-3.14159265358979) translate (15.283cm 17.383cm)" svg:viewBox="0 0 10346 5147" svg:d="M10346 4889l-3810-4445-6164 4703-372-516 6350-4572c9-6 18-12 27-17 49-28 103-42 159-42s110 14 159 42c32 19 61 43 85 72z">
            <text:p/>
          </draw:path>
        </draw:g>
        <draw:custom-shape draw:style-name="gr3" draw:text-style-name="P1" draw:layer="layout" svg:width="0.889cm" svg:height="3.429cm" draw:transform="rotate (-1.5707963267949) translate (13.191cm 11.541cm)">
          <text:p/>
          <draw:enhanced-geometry svg:viewBox="0 0 21600 21600" draw:mirror-horizontal="true" draw:glue-points="21600 0 0 10800 21600 21600 ?f0 10800" draw:text-areas="?f1 ?f10 21600 ?f11" draw:mirror-vertical="false" draw:type="moon" draw:modifiers="6115.95505617978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" draw:text-style-name="P1" draw:layer="layout" svg:width="0.508cm" svg:height="1.778cm" draw:transform="rotate (-1.5707963267949) translate (16.113cm 11.922cm)">
          <text:p/>
          <draw:enhanced-geometry svg:viewBox="0 0 21600 21600" draw:mirror-horizontal="true" draw:glue-points="21600 0 0 10800 21600 21600 ?f0 10800" draw:text-areas="?f1 ?f10 21600 ?f11" draw:type="moon" draw:modifiers="4368.5393258427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polyline draw:style-name="gr4" draw:text-style-name="P3" draw:layer="layout" svg:width="10.159cm" svg:height="4.571cm" svg:x="11.922cm" svg:y="-0.778cm" svg:viewBox="0 0 10160 4572" draw:points="0,0 3810,4572 10160,0">
          <text:p/>
        </draw:polyline>
        <draw:custom-shape draw:style-name="gr5" draw:text-style-name="P4" draw:layer="layout" svg:width="2.54cm" svg:height="2.54cm" svg:x="10.017cm" svg:y="11.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layout" svg:width="1.27cm" svg:height="1.27cm" svg:x="6.842cm" svg:y="11.8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layout" svg:width="1.27cm" svg:height="1.27cm" svg:x="14.462cm" svg:y="11.8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508cm" svg:height="1.778cm" draw:transform="rotate (1.5707963267949) translate (6.461cm 12.938cm)">
          <text:p/>
          <draw:enhanced-geometry svg:viewBox="0 0 21600 21600" draw:mirror-horizontal="true" draw:glue-points="21600 0 0 10800 21600 21600 ?f0 10800" draw:text-areas="?f1 ?f10 21600 ?f11" draw:mirror-vertical="false" draw:type="moon" draw:modifiers="4368.5393258427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polygon draw:style-name="gr7" draw:text-style-name="P4" draw:layer="layout" svg:width="15.239cm" svg:height="0.253cm" svg:x="3.54cm" svg:y="12.303cm" svg:viewBox="0 0 15240 254" draw:points="7620,254 15240,127 7620,0 0,127">
          <text:p/>
        </draw:polygon>
        <draw:custom-shape draw:style-name="gr8" draw:text-style-name="P5" draw:layer="layout" svg:width="0.889cm" svg:height="3.429cm" draw:transform="rotate (1.5707963267949) translate (9.381cm 13.319cm)">
          <text:p/>
          <draw:enhanced-geometry svg:viewBox="0 0 21600 21600" draw:mirror-horizontal="true" draw:glue-points="21600 0 0 10800 21600 21600 ?f0 10800" draw:text-areas="?f1 ?f10 21600 ?f11" draw:mirror-vertical="false" draw:type="moon" draw:modifiers="6115.95505617978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" draw:text-style-name="P1" draw:layer="layout" svg:width="0.508cm" svg:height="1.778cm" draw:transform="rotate (1.5707963267949) translate (14.081cm 12.938cm)">
          <text:p/>
          <draw:enhanced-geometry svg:viewBox="0 0 21600 21600" draw:mirror-horizontal="true" draw:glue-points="21600 0 0 10800 21600 21600 ?f0 10800" draw:text-areas="?f1 ?f10 21600 ?f11" draw:type="moon" draw:modifiers="4368.5393258427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ans Mono CJK JP" svg:font-family="'Noto Sans Mono CJK JP'" style:font-family-generic="swiss" style:font-pitch="variable"/>
    <style:font-face style:name="Noto Sans Mono CJK JP Regular" svg:font-family="'Noto Sans Mono CJK JP Regular'" style:font-family-generic="swiss" style:font-pitch="variable"/>
    <style:font-face style:name="Noto Sans Mono CJK JP Regular1" svg:font-family="'Noto Sans Mono CJK JP Regular'" style:font-adornments="Regular" style:font-family-generic="swiss" style:font-pitch="variable"/>
    <style:font-face style:name="Noto Sans Mono CJK JP1" svg:font-family="'Noto Sans Mono CJK JP'" style:font-adornments="Regular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 Mono CJK JP Regular1" fo:font-family="'Noto Sans Mono CJK JP Regular'" style:font-style-name="Regular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Mono CJK JP Regular1" style:font-family-asian="'Noto Sans Mono CJK JP Regular'" style:font-style-name-asian="Regular" style:font-family-generic-asian="swiss" style:font-pitch-asian="variable" style:font-size-asian="1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Noto Sans Mono CJK JP" fo:font-family="'Noto Sans Mono CJK JP'" style:font-family-generic="swiss" style:font-pitch="variable" fo:font-size="12pt" style:font-name-asian="Noto Sans Mono CJK JP" style:font-family-asian="'Noto Sans Mono CJK JP'" style:font-family-generic-asian="swiss" style:font-pitch-asian="variable" style:font-size-asian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Noto Sans Mono CJK JP1" fo:font-family="'Noto Sans Mono CJK JP'" style:font-style-name="Regular" style:font-family-generic="swiss" style:font-pitch="variable" fo:font-size="12pt" style:font-name-asian="Noto Sans Mono CJK JP" style:font-family-asian="'Noto Sans Mono CJK JP'" style:font-family-generic-asian="swiss" style:font-pitch-asian="variable" style:font-size-asian="1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30T17:29:07.427000000</meta:creation-date>
    <meta:editing-duration>PT1H32M11S</meta:editing-duration>
    <meta:editing-cycles>70</meta:editing-cycles>
    <meta:generator>LibreOffice/7.5.4.2$Windows_X86_64 LibreOffice_project/36ccfdc35048b057fd9854c757a8b67ec53977b6</meta:generator>
    <dc:title>A4_Landscape</dc:title>
    <dc:date>2023-07-30T19:01:53.915000000</dc:date>
    <meta:document-statistic meta:object-count="14"/>
    <meta:template xlink:type="simple" xlink:actuate="onRequest" xlink:title="A4_Landscape" xlink:href="../../AppData/Roaming/LibreOffice/4/user/template/A4_Landscape.otg" meta:date="2023-07-30T17:29:06.878000000"/>
  </office:meta>
</office:document-meta>
</file>